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7.957cm" fo:min-width="12.523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4.75cm" fo:min-width="4.5cm"/>
    </style:style>
    <style:style style:name="gr3" style:family="graphic" style:parent-style-name="standard">
      <style:graphic-properties draw:stroke="none" draw:fill="solid" draw:fill-color="#ffcc66" draw:textarea-vertical-align="middle" draw:shadow="hidden"/>
      <style:paragraph-properties style:writing-mode="lr-tb"/>
    </style:style>
    <style:style style:name="gr4" style:family="graphic" style:parent-style-name="standard">
      <style:graphic-properties draw:stroke="solid" svg:stroke-width="0cm" svg:stroke-color="#000000" svg:stroke-opacity="100%" draw:stroke-linejoin="round" draw:fill="none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37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953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cm"/>
    </style:style>
    <style:style style:name="gr12" style:family="graphic" style:parent-style-name="standard">
      <style:graphic-properties draw:stroke="solid" svg:stroke-width="0cm" svg:stroke-color="#000000" svg:stroke-opacity="100%" draw:stroke-linejoin="round" draw:fill="solid" draw:fill-color="#ffffff"/>
    </style:style>
    <style:style style:name="gr13" style:family="graphic" style:parent-style-name="Arrow_20_Line" style:list-style-name="L1">
      <style:graphic-properties draw:textarea-vertical-align="middle"/>
      <style:paragraph-properties style:writing-mode="lr-tb"/>
    </style:style>
    <style:style style:name="gr14" style:family="graphic" style:parent-style-name="standard">
      <style:graphic-properties draw:stroke="none" draw:fill="none" fo:min-height="0.32cm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001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52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1.42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true" draw:fit-to-size="false" style:shrink-to-fit="true" fo:min-height="0.286cm" fo:min-width="0.988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false" draw:fit-to-size="false" style:shrink-to-fit="true" fo:min-height="0.161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draw:fill="solid" draw:fill-color="#ff0000" draw:textarea-vertical-align="middle" draw:shadow="hidden"/>
      <style:paragraph-properties style:writing-mode="lr-tb"/>
    </style:style>
    <style:style style:name="gr26" style:family="graphic" style:parent-style-name="standard">
      <style:graphic-properties draw:stroke="none" svg:stroke-color="#a7074b" draw:fill="none" draw:fill-color="#ffffff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661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fo:min-height="0.551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draw:fill="solid" draw:fill-color="#e8a202" draw:textarea-vertical-align="middle" draw:shadow="hidden"/>
      <style:paragraph-properties style:writing-mode="lr-tb"/>
    </style:style>
    <style:style style:name="gr31" style:family="graphic" style:parent-style-name="standard">
      <style:graphic-properties draw:stroke="none" draw:fill="solid" draw:fill-color="#8d281e" draw:textarea-vertical-align="middle" draw:shadow="hidden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551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98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3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8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93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solid" draw:fill-color="#00a933" draw:textarea-vertical-align="middle" draw:shadow="hidden"/>
      <style:paragraph-properties style:writing-mode="lr-tb"/>
    </style:style>
    <style:style style:name="gr42" style:family="graphic" style:parent-style-name="standard">
      <style:graphic-properties draw:stroke="none" draw:fill="solid" draw:fill-color="#000000" draw:textarea-vertical-align="middle" draw:shadow="hidden"/>
      <style:paragraph-properties style:writing-mode="lr-tb"/>
    </style:style>
    <style:style style:name="gr43" style:family="graphic" style:parent-style-name="standard">
      <style:graphic-properties draw:stroke="none" draw:fill="solid" draw:fill-color="#5983b0" draw:textarea-vertical-align="middle" draw:shadow="hidden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0.91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solid" draw:fill-color="#3dc4e3" draw:textarea-vertical-align="middle" draw:shadow="hidden"/>
      <style:paragraph-properties style:writing-mode="lr-tb"/>
    </style:style>
    <style:style style:name="gr46" style:family="graphic" style:parent-style-name="standard">
      <style:graphic-properties draw:stroke="none" draw:fill="solid" draw:fill-color="#3de3db" draw:textarea-vertical-align="middle" draw:shadow="hidden"/>
      <style:paragraph-properties style:writing-mode="lr-tb"/>
    </style:style>
    <style:style style:name="gr47" style:family="graphic" style:parent-style-name="Arrow_20_Line" style:list-style-name="L1">
      <style:graphic-properties draw:textarea-vertical-align="middle" draw:line-distance="0.645cm"/>
      <style:paragraph-properties style:writing-mode="lr-tb"/>
    </style:style>
    <style:style style:name="gr48" style:family="graphic" style:parent-style-name="Arrow_20_Line" style:list-style-name="L1">
      <style:graphic-properties draw:textarea-vertical-align="middle" draw:line-distance="0.552cm"/>
      <style:paragraph-properties style:writing-mode="lr-tb"/>
    </style:style>
    <style:style style:name="gr49" style:family="graphic" style:parent-style-name="Arrow_20_Line" style:list-style-name="L1">
      <style:graphic-properties draw:textarea-vertical-align="middle"/>
      <style:paragraph-properties style:writing-mode="lr-tb"/>
    </style:style>
    <style:style style:name="gr50" style:family="graphic" style:parent-style-name="Arrow_20_Line" style:list-style-name="L1">
      <style:graphic-properties draw:textarea-vertical-align="middl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815cm" fo:padding-top="0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right" draw:textarea-vertical-align="middle" draw:fit-to-contour="false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svg:stroke-color="#5eb91e" draw:textarea-horizontal-align="left" draw:textarea-vertical-align="middle" fo:padding-left="0cm"/>
      <style:paragraph-properties style:writing-mode="lr-tb"/>
    </style:style>
    <style:style style:name="gr54" style:family="graphic" style:parent-style-name="objectwithoutfill">
      <style:graphic-properties draw:stroke="solid" svg:stroke-width="0cm" svg:stroke-color="#000000" draw:marker-start="" draw:marker-end="" draw:marker-end-width="0.3cm" draw:fill="none" draw:fill-color="#ffffff" draw:textarea-horizontal-align="left" draw:textarea-vertical-align="middle" draw:auto-grow-height="false" draw:fit-to-size="false" style:shrink-to-fit="true" fo:padding-left="0cm"/>
      <style:paragraph-properties style:writing-mode="lr-tb"/>
    </style:style>
    <style:style style:name="gr55" style:family="graphic" style:parent-style-name="objectwithoutfill">
      <style:graphic-properties draw:stroke="solid" svg:stroke-width="0cm" svg:stroke-color="#c9211e" draw:marker-start="" draw:marker-end="" draw:fill="none" draw:fill-color="#ffffff" draw:textarea-vertical-align="middle" draw:auto-grow-height="false" draw:fit-to-size="false" style:shrink-to-fit="true"/>
      <style:paragraph-properties style:writing-mode="lr-tb"/>
    </style:style>
    <style:style style:name="gr56" style:family="graphic" style:parent-style-name="objectwithoutfill">
      <style:graphic-properties draw:stroke="solid" svg:stroke-width="0cm" svg:stroke-color="#e8a202" draw:marker-start="" draw:marker-end="" draw:marker-end-width="0.3cm" draw:fill="none" draw:fill-color="#ffffff" draw:textarea-horizontal-align="right" draw:textarea-vertical-align="middle" draw:auto-grow-height="false" draw:fit-to-size="false" style:shrink-to-fit="true"/>
      <style:paragraph-properties style:writing-mode="lr-tb"/>
    </style:style>
    <style:style style:name="gr57" style:family="graphic" style:parent-style-name="standard">
      <style:graphic-properties draw:fill-color="#ffde59" draw:textarea-horizontal-align="justify" draw:textarea-vertical-align="middle" draw:auto-grow-height="false" fo:min-height="1.5cm" fo:min-width="1.25cm" style:writing-mode="lr-tb"/>
      <style:paragraph-properties style:writing-mode="lr-tb"/>
    </style:style>
    <style:style style:name="gr58" style:family="graphic" style:parent-style-name="objectwithoutfill">
      <style:graphic-properties draw:stroke="solid" svg:stroke-width="0cm" svg:stroke-color="#a7074b" draw:marker-start="" draw:marker-end="" draw:fill="none" draw:fill-color="#ffffff" draw:textarea-vertical-align="top" fo:padding-top="0cm" fo:padding-bottom="0cm" fo:padding-left="0cm" fo:padding-right="0cm"/>
      <style:paragraph-properties style:writing-mode="lr-tb"/>
    </style:style>
    <style:style style:name="gr59" style:family="graphic" style:parent-style-name="objectwithoutfill">
      <style:graphic-properties draw:stroke="solid" svg:stroke-width="0cm" svg:stroke-color="#a7074b" draw:marker-start="" draw:marker-end="" draw:fill="none" draw:fill-color="#ffffff" draw:textarea-vertical-align="middle"/>
    </style:style>
    <style:style style:name="gr60" style:family="graphic" style:parent-style-name="objectwithoutfill">
      <style:graphic-properties draw:stroke="solid" svg:stroke-width="0cm" svg:stroke-color="#5983b0" draw:marker-start="" draw:marker-end="" draw:fill="none" draw:fill-color="#ffffff" draw:textarea-horizontal-align="left" draw:textarea-vertical-align="middle" draw:auto-grow-height="false" draw:fit-to-size="false" style:shrink-to-fit="true" fo:padding-left="0cm"/>
      <style:paragraph-properties style:writing-mode="lr-tb"/>
    </style:style>
    <style:style style:name="gr61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center" draw:textarea-vertical-align="bottom" draw:auto-grow-height="false" draw:fit-to-size="false" style:shrink-to-fit="true" fo:padding-bottom="0.05cm" fo:padding-right="0cm"/>
      <style:paragraph-properties style:writing-mode="lr-tb"/>
    </style:style>
    <style:style style:name="gr62" style:family="graphic" style:parent-style-name="standard">
      <style:graphic-properties svg:stroke-color="#81d41a" draw:fill-color="#ffffff" draw:textarea-horizontal-align="left" draw:textarea-vertical-align="middle" fo:padding-top="0cm" fo:padding-bottom="0cm" fo:padding-left="0cm" fo:padding-right="0cm"/>
      <style:paragraph-properties style:writing-mode="lr-tb"/>
    </style:style>
    <style:style style:name="gr63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left" draw:textarea-vertical-align="middle" draw:fit-to-contour="true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10d0c" draw:textarea-horizontal-align="left" draw:textarea-vertical-align="middle" fo:padding-left="0cm"/>
      <style:paragraph-properties style:writing-mode="lr-tb"/>
    </style:style>
    <style:style style:name="gr65" style:family="graphic" style:parent-style-name="standard">
      <style:graphic-properties draw:stroke="solid" svg:stroke-width="0cm" svg:stroke-color="#000000" draw:marker-start="" draw:marker-end="" draw:fill-color="#ffffff" draw:textarea-horizontal-align="justify" draw:textarea-vertical-align="middle" draw:auto-grow-height="false" draw:fit-to-size="true" style:shrink-to-fit="false" fo:min-height="1.987cm" fo:min-width="0cm"/>
    </style:style>
    <style:style style:name="gr66" style:family="graphic" style:parent-style-name="objectwithoutfill">
      <style:graphic-properties draw:stroke="solid" svg:stroke-width="0cm" svg:stroke-color="#e8a202" draw:marker-start="" draw:marker-end="" draw:marker-end-width="0.3cm" draw:fill="none" draw:fill-color="#ffffff" draw:textarea-horizontal-align="center" draw:textarea-vertical-align="middle" draw:auto-grow-height="false" draw:fit-to-size="false" style:shrink-to-fit="true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cc66"/>
      <style:text-properties fo:font-size="9pt" fo:language="en" fo:country="CA" style:font-size-asian="9pt" style:font-size-complex="9pt"/>
    </style:style>
    <style:style style:name="P5" style:family="paragraph">
      <loext:graphic-properties draw:fill="none"/>
      <style:text-properties fo:language="en" fo:country="CA"/>
    </style:style>
    <style:style style:name="P6" style:family="paragraph">
      <loext:graphic-properties draw:fill="solid" draw:fill-color="#ffffff"/>
      <style:text-properties fo:language="en" fo:country="CA"/>
    </style:style>
    <style:style style:name="P7" style:family="paragraph">
      <loext:graphic-properties draw:fill="none" draw:fill-color="#ffffff"/>
      <style:text-properties fo:language="en" fo:country="CA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18pt" fo:language="en" fo:country="CA" fo:font-weight="normal" style:font-weight-asian="normal" style:font-weight-complex="normal"/>
    </style:style>
    <style:style style:name="P10" style:family="paragraph">
      <loext:graphic-properties draw:fill="solid" draw:fill-color="#ffffff"/>
      <style:paragraph-properties fo:text-align="center"/>
      <style:text-properties fo:language="en" fo:country="CA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margin-left="0cm" fo:margin-right="0cm" fo:margin-top="0cm" fo:margin-bottom="0cm" fo:line-height="120%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font-size="18pt" fo:language="en" fo:country="CA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font-size="18pt" fo:language="en" fo:country="CA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6pt" fo:language="en" fo:country="CA" fo:font-weight="normal" style:font-size-asian="6pt" style:font-weight-asian="normal" style:font-size-complex="6pt" style:font-weight-complex="normal"/>
    </style:style>
    <style:style style:name="P18" style:family="paragraph">
      <style:paragraph-properties fo:line-height="120%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9pt" fo:language="en" fo:country="CA" fo:font-weight="normal" style:font-size-asian="9pt" style:font-weight-asian="normal" style:font-size-complex="9pt" style:font-weight-complex="normal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solid" draw:fill-color="#ff000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text-align="center" fo:text-indent="0cm" style:writing-mode="lr-tb"/>
    </style:style>
    <style:style style:name="P25" style:family="paragraph">
      <loext:graphic-properties draw:fill="solid" draw:fill-color="#e8a202"/>
      <style:paragraph-properties fo:text-align="center"/>
      <style:text-properties fo:color="#ffffff" loext:opacity="100%" loext:color-lum-mod="100%" loext:color-lum-off="0%" fo:font-size="10pt" fo:language="en" fo:country="CA" fo:font-weight="normal" style:font-size-asian="10pt" style:font-weight-asian="normal" style:font-size-complex="10pt" style:font-weight-complex="normal"/>
    </style:style>
    <style:style style:name="P26" style:family="paragraph">
      <loext:graphic-properties draw:fill="solid" draw:fill-color="#8d281e"/>
      <style:paragraph-properties fo:text-align="center"/>
      <style:text-properties fo:color="#ffffff" loext:opacity="100%" loext:color-lum-mod="100%" loext:color-lum-off="0%" fo:font-size="10pt" fo:language="en" fo:country="CA" fo:font-weight="normal" style:font-size-asian="10pt" style:font-weight-asian="normal" style:font-size-complex="10pt" style:font-weight-complex="normal"/>
    </style:style>
    <style:style style:name="P27" style:family="paragraph">
      <loext:graphic-properties draw:fill="solid" draw:fill-color="#e8a202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8" style:family="paragraph">
      <loext:graphic-properties draw:fill="solid" draw:fill-color="#8d281e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language="en" fo:country="CA"/>
    </style:style>
    <style:style style:name="P32" style:family="paragraph">
      <loext:graphic-properties draw:fill="none" draw:fill-color="#ffffff"/>
      <style:text-properties fo:font-size="7pt" style:font-size-asian="7pt" style:font-size-complex="7pt"/>
    </style:style>
    <style:style style:name="P33" style:family="paragraph">
      <loext:graphic-properties draw:fill="solid" draw:fill-color="#00a933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4" style:family="paragraph">
      <loext:graphic-properties draw:fill="solid" draw:fill-color="#00000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5" style:family="paragraph">
      <loext:graphic-properties draw:fill="solid" draw:fill-color="#5983b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="solid" draw:fill-color="#3dc4e3"/>
      <style:paragraph-properties fo:margin-left="0cm" fo:margin-right="0cm" fo:text-align="center" fo:text-indent="0cm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8" style:family="paragraph">
      <loext:graphic-properties draw:fill="solid" draw:fill-color="#3de3db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3dc4e3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4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45" style:family="paragraph">
      <style:paragraph-properties fo:text-align="start"/>
    </style:style>
    <style:style style:name="P46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47" style:family="paragraph">
      <style:paragraph-properties fo:text-align="center"/>
      <style:text-properties fo:color="#00a933" loext:opacity="100%" loext:color-lum-mod="100%" loext:color-lum-off="0%" fo:font-size="6pt" style:font-size-asian="6pt" style:font-size-complex="6pt"/>
    </style:style>
    <style:style style:name="P48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49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/>
    </style:style>
    <style:style style:name="P50" style:family="paragraph">
      <loext:graphic-properties draw:fill="none" draw:fill-color="#ffffff"/>
      <style:paragraph-properties fo:text-align="center"/>
      <style:text-properties fo:color="#e8a202" loext:opacity="100%" loext:color-lum-mod="100%" loext:color-lum-off="0%" fo:font-size="6pt" style:font-size-asian="6pt" style:font-size-complex="6pt"/>
    </style:style>
    <style:style style:name="P51" style:family="paragraph">
      <style:paragraph-properties fo:text-align="center"/>
      <style:text-properties fo:font-size="7pt" style:font-size-asian="7pt" style:font-size-complex="7pt"/>
    </style:style>
    <style:style style:name="P52" style:family="paragraph">
      <loext:graphic-properties draw:fill-color="#ffde59"/>
      <style:paragraph-properties fo:text-align="center" style:writing-mode="lr-tb"/>
      <style:text-properties fo:font-size="7pt" style:font-size-asian="7pt" style:font-size-complex="7pt"/>
    </style:style>
    <style:style style:name="P53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fo:font-size="6pt" style:font-size-asian="6pt" style:font-size-complex="6pt"/>
    </style:style>
    <style:style style:name="P54" style:family="paragraph">
      <loext:graphic-properties draw:fill="none" draw:fill-color="#ffffff"/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5983b0" loext:opacity="100%" loext:color-lum-mod="100%" loext:color-lum-off="0%" fo:font-size="6pt" style:font-size-asian="6pt" style:font-size-complex="6pt"/>
    </style:style>
    <style:style style:name="P56" style:family="paragraph">
      <loext:graphic-properties draw:fill-color="#ffffff"/>
      <style:paragraph-properties fo:text-align="center"/>
      <style:text-properties fo:color="#00a933" loext:opacity="100%" loext:color-lum-mod="100%" loext:color-lum-off="0%"/>
    </style:style>
    <style:style style:name="P57" style:family="paragraph">
      <style:paragraph-properties fo:text-align="center"/>
      <style:text-properties fo:color="#f10d0c" loext:opacity="100%" loext:color-lum-mod="100%" loext:color-lum-off="0%" fo:font-size="6pt" style:font-size-asian="6pt" style:font-size-complex="6pt"/>
    </style:style>
    <style:style style:name="P58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9pt" fo:language="en" fo:country="CA" style:font-size-asian="9pt" style:font-size-complex="9pt"/>
    </style:style>
    <style:style style:name="T2" style:family="text">
      <style:text-properties fo:color="#000000" loext:opacity="100%" style:font-name="Arial2" fo:font-size="7pt" fo:language="en" fo:country="CA" fo:font-weight="normal" style:font-name-asian="Arial2" style:font-size-asian="7pt" style:font-weight-asian="normal" style:font-name-complex="Arial2" style:font-size-complex="7pt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Arial2" fo:font-size="7pt" fo:language="en" fo:country="CA" fo:text-shadow="none" fo:font-weight="normal" style:font-name-asian="Arial2" style:font-size-asian="7pt" style:font-weight-asian="normal" style:font-name-complex="Arial2" style:font-size-complex="7pt" style:font-weight-complex="normal"/>
    </style:style>
    <style:style style:name="T5" style:family="text">
      <style:text-properties fo:color="#000000" loext:opacity="100%" style:font-name="Arial2" fo:font-size="7pt" fo:language="en" fo:country="CA" style:font-name-asian="Arial2" style:font-size-asian="7pt" style:font-name-complex="Arial2" style:font-size-complex="7pt"/>
    </style:style>
    <style:style style:name="T6" style:family="text">
      <style:text-properties fo:color="#000000" loext:opacity="100%" style:font-name="Arial2" fo:font-size="6pt" fo:language="en" fo:country="CA" fo:font-weight="normal" style:font-name-asian="Arial2" style:font-size-asian="6pt" style:font-weight-asian="normal" style:font-name-complex="Arial2" style:font-size-complex="6pt" style:font-weight-complex="normal"/>
    </style:style>
    <style:style style:name="T7" style:family="text">
      <style:text-properties fo:color="#000000" loext:opacity="100%" style:font-name="Arial2" fo:font-size="9pt" fo:language="en" fo:country="CA" style:font-name-asian="Arial2" style:font-size-asian="9pt" style:font-name-complex="Arial2" style:font-size-complex="9pt"/>
    </style:style>
    <style:style style:name="T8" style:family="text">
      <style:text-properties fo:color="#000000" loext:opacity="100%" style:font-name="Arial2" fo:font-size="9pt" fo:language="en" fo:country="CA" fo:font-weight="normal" style:font-name-asian="Arial2" style:font-size-asian="9pt" style:font-weight-asian="normal" style:font-name-complex="Arial2" style:font-size-complex="9pt" style:font-weight-complex="normal"/>
    </style:style>
    <style:style style:name="T9" style:family="text">
      <style:text-properties fo:color="#ffffff" loext:opacity="100%" fo:font-size="12pt" fo:language="en" fo:country="CA" fo:font-weight="normal" style:font-weight-asian="normal" style:font-weight-complex="normal"/>
    </style:style>
    <style:style style:name="T10" style:family="text">
      <style:text-properties fo:font-size="7pt" fo:language="en" fo:country="CA" style:font-size-asian="7pt" style:font-size-complex="7pt"/>
    </style:style>
    <style:style style:name="T11" style:family="text">
      <style:text-properties fo:color="#ffffff" loext:opacity="100%" style:font-name="Arial" fo:font-size="10pt" fo:language="en" fo:country="CA" style:letter-kerning="true" style:font-name-asian="Microsoft YaHei" style:font-size-asian="10pt" style:font-name-complex="Mangal" style:font-size-complex="10pt"/>
    </style:style>
    <style:style style:name="T12" style:family="text">
      <style:text-properties fo:color="#ffffff" loext:opacity="100%" fo:font-size="10pt" fo:language="en" fo:country="CA" fo:font-weight="normal" style:font-size-asian="10pt" style:font-weight-asian="normal" style:font-size-complex="10pt" style:font-weight-complex="normal"/>
    </style:style>
    <style:style style:name="T13" style:family="text">
      <style:text-properties fo:color="#ffffff" loext:opacity="100%" style:font-name="Arial" fo:font-size="12pt" fo:language="en" fo:country="CA" style:letter-kerning="true" style:font-name-asian="Microsoft YaHei" style:font-size-asian="18pt" style:font-name-complex="Mangal" style:font-size-complex="18pt"/>
    </style:style>
    <style:style style:name="T14" style:family="text">
      <style:text-properties fo:font-size="7pt" fo:language="en" fo:country="US" style:font-size-asian="7pt" style:font-size-complex="7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color="#00a933" loext:opacity="100%" fo:font-size="6pt" style:font-size-asian="6pt" style:font-size-complex="6pt"/>
    </style:style>
    <style:style style:name="T21" style:family="text">
      <style:text-properties fo:color="#c9211e" loext:opacity="100%"/>
    </style:style>
    <style:style style:name="T22" style:family="text">
      <style:text-properties fo:color="#e8a202" loext:opacity="100%" fo:font-size="6pt" style:font-size-asian="6pt" style:font-size-complex="6pt"/>
    </style:style>
    <style:style style:name="T23" style:family="text">
      <style:text-properties fo:color="#c9211e" loext:opacity="100%" fo:font-size="6pt" style:font-size-asian="6pt" style:font-size-complex="6pt"/>
    </style:style>
    <style:style style:name="T24" style:family="text">
      <style:text-properties fo:color="#5983b0" loext:opacity="100%" fo:font-size="6pt" style:font-size-asian="6pt" style:font-size-complex="6pt"/>
    </style:style>
    <style:style style:name="T25" style:family="text">
      <style:text-properties fo:color="#f10d0c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ottom" svg:width="13.023cm" svg:height="18.207cm" svg:x="4.051cm" svg:y="5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Platforms" svg:width="5cm" svg:height="5cm" svg:x="4.092cm" svg:y="15.899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Platforms" svg:width="1.999cm" svg:height="1.999cm" svg:x="5.567cm" svg:y="17.372cm" svg:viewBox="0 0 2000 2000" draw:points="0,2000 2000,2000 2000,0 0,0">
            <text:p text:style-name="P3"><text:span text:style-name="T1">Platform</text:span></text:p>
          </draw:polygon>
          <draw:polygon draw:style-name="gr4" draw:text-style-name="P5" draw:layer="Platforms" svg:width="1.999cm" svg:height="1.999cm" svg:x="5.567cm" svg:y="17.372cm" svg:viewBox="0 0 2000 2000" draw:points="0,2000 2000,2000 2000,0 0,0">
            <text:p/>
          </draw:polygon>
        </draw:g>
        <draw:g draw:style-name="gr5">
          <draw:g>
            <draw:path draw:style-name="gr6" draw:text-style-name="P6" draw:layer="layout" svg:width="0.298cm" svg:height="0.261cm" draw:transform="rotate (1.5707963267949) translate (6.345cm 14.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6.345cm 14.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layout" svg:width="0.298cm" svg:height="0.261cm" draw:transform="rotate (1.5707963267949) translate (5.961cm 14.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5.961cm 14.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layout" svg:width="0.298cm" svg:height="0.261cm" draw:transform="rotate (1.5707963267949) translate (7.245cm 14.52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7.245cm 14.52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layout" svg:width="0.298cm" svg:height="0.261cm" draw:transform="rotate (1.5707963267949) translate (6.861cm 14.52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6.861cm 14.52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layout" svg:width="0.298cm" svg:height="0.261cm" draw:transform="rotate (1.5707963267949) translate (8.145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8.145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layout" svg:width="0.298cm" svg:height="0.261cm" draw:transform="rotate (1.5707963267949) translate (7.761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7.761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>
          <draw:path draw:style-name="gr6" draw:text-style-name="P6" draw:layer="layout" svg:width="0.298cm" svg:height="0.261cm" svg:x="11.107cm" svg:y="17.89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svg:x="11.107cm" svg:y="17.89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6" draw:text-style-name="P6" draw:layer="layout" svg:width="0.298cm" svg:height="0.261cm" svg:x="11.107cm" svg:y="17.4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svg:x="11.107cm" svg:y="17.4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6" draw:text-style-name="P6" draw:layer="layout" svg:width="0.298cm" svg:height="0.261cm" svg:x="11.107cm" svg:y="16.88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svg:x="11.107cm" svg:y="16.88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6" draw:text-style-name="P6" draw:layer="layout" svg:width="0.298cm" svg:height="0.261cm" svg:x="11.107cm" svg:y="16.87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svg:x="11.107cm" svg:y="16.87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6" draw:text-style-name="P6" draw:layer="layout" svg:width="0.299cm" svg:height="0.261cm" svg:x="9.575cm" svg:y="16.78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4" draw:text-style-name="P5" draw:layer="layout" svg:width="0.299cm" svg:height="0.261cm" svg:x="9.575cm" svg:y="16.78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6" draw:text-style-name="P6" draw:layer="layout" svg:width="0.498cm" svg:height="0.499cm" svg:x="9.092cm" svg:y="16.689cm" svg:viewBox="0 0 499 500" draw:points="0,500 499,500 499,0 0,0">
            <text:p/>
          </draw:polygon>
          <draw:polygon draw:style-name="gr4" draw:text-style-name="P5" draw:layer="layout" svg:width="0.498cm" svg:height="0.499cm" svg:x="9.092cm" svg:y="16.689cm" svg:viewBox="0 0 499 500" draw:points="0,500 499,500 499,0 0,0">
            <text:p/>
          </draw:polygon>
        </draw:g>
        <draw:g>
          <draw:path draw:style-name="gr6" draw:text-style-name="P6" draw:layer="layout" svg:width="0.299cm" svg:height="0.261cm" svg:x="9.575cm" svg:y="18.26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4" draw:text-style-name="P5" draw:layer="layout" svg:width="0.299cm" svg:height="0.261cm" svg:x="9.575cm" svg:y="18.26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6" draw:text-style-name="P6" draw:layer="layout" svg:width="0.498cm" svg:height="0.499cm" svg:x="9.082cm" svg:y="18.157cm" svg:viewBox="0 0 499 500" draw:points="0,500 499,500 499,0 0,0">
            <text:p/>
          </draw:polygon>
          <draw:polygon draw:style-name="gr4" draw:text-style-name="P5" draw:layer="layout" svg:width="0.498cm" svg:height="0.499cm" svg:x="9.082cm" svg:y="18.157cm" svg:viewBox="0 0 499 500" draw:points="0,500 499,500 499,0 0,0">
            <text:p/>
          </draw:polygon>
        </draw:g>
        <draw:g>
          <draw:path draw:style-name="gr6" draw:text-style-name="P6" draw:layer="layout" svg:width="0.298cm" svg:height="0.261cm" svg:x="9.492cm" svg:y="19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svg:x="9.492cm" svg:y="19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6" draw:text-style-name="P6" draw:layer="layout" svg:width="0.498cm" svg:height="0.499cm" svg:x="9.095cm" svg:y="19.644cm" svg:viewBox="0 0 499 500" draw:points="0,500 499,500 499,0 0,0">
            <text:p/>
          </draw:polygon>
          <draw:polygon draw:style-name="gr4" draw:text-style-name="P5" draw:layer="layout" svg:width="0.498cm" svg:height="0.499cm" svg:x="9.095cm" svg:y="19.644cm" svg:viewBox="0 0 499 500" draw:points="0,500 499,500 499,0 0,0">
            <text:p/>
          </draw:polygon>
        </draw:g>
        <draw:frame draw:style-name="gr7" draw:text-style-name="P7" draw:layer="layout" svg:width="0.017cm" svg:height="1.236cm" svg:x="6.775cm" svg:y="21.181cm">
          <draw:text-box>
            <text:p/>
          </draw:text-box>
        </draw:frame>
        <draw:frame draw:style-name="gr8" draw:text-style-name="P7" draw:layer="layout" svg:width="0.277cm" svg:height="1.219cm" svg:x="6.668cm" svg:y="21.828cm">
          <draw:text-box>
            <text:p/>
          </draw:text-box>
        </draw:frame>
        <draw:frame draw:style-name="gr9" draw:text-style-name="P7" draw:layer="layout" svg:width="0.282cm" svg:height="1.236cm" svg:x="11.715cm" svg:y="22.087cm">
          <draw:text-box>
            <text:p/>
          </draw:text-box>
        </draw:frame>
        <draw:frame draw:style-name="gr9" draw:text-style-name="P7" draw:layer="layout" svg:width="0.282cm" svg:height="1.236cm" svg:x="11.609cm" svg:y="22.087cm">
          <draw:text-box>
            <text:p/>
          </draw:text-box>
        </draw:frame>
        <draw:frame draw:style-name="gr9" draw:text-style-name="P7" draw:layer="layout" svg:width="0.282cm" svg:height="1.236cm" svg:x="15.321cm" svg:y="5.44cm">
          <draw:text-box>
            <text:p/>
          </draw:text-box>
        </draw:frame>
        <draw:frame draw:style-name="gr10" draw:text-style-name="P9" draw:layer="layout" svg:width="2.271cm" svg:height="1.235cm" svg:x="4.305cm" svg:y="16.213cm">
          <draw:text-box>
            <text:p text:style-name="P8"><text:span text:style-name="T2">Attempt Board</text:span></text:p>
          </draw:text-box>
        </draw:frame>
        <draw:custom-shape draw:style-name="gr11" draw:text-style-name="P10" xml:id="id13" draw:id="id13" draw:layer="layout" svg:width="0.8cm" svg:height="0.1cm" draw:transform="rotate (1.19747039979331) translate (4.213cm 16.718cm)">
          <text:p/>
          <draw:enhanced-geometry svg:viewBox="0 0 21600 21600" draw:type="rectangle" draw:enhanced-path="M 0 0 L 21600 0 21600 21600 0 21600 0 0 Z N"/>
        </draw:custom-shape>
        <draw:g>
          <draw:polygon draw:style-name="gr6" draw:text-style-name="P6" draw:layer="layout" svg:width="1.393cm" svg:height="0.499cm" draw:transform="rotate (1.5707963267949) translate (10.728cm 18.219cm)" svg:viewBox="0 0 1394 500" draw:points="0,0 0,499 1394,500 1394,0">
            <text:p/>
          </draw:polygon>
          <draw:polygon draw:style-name="gr12" draw:text-style-name="P6" draw:layer="layout" svg:width="1.393cm" svg:height="0.499cm" draw:transform="rotate (1.5707963267949) translate (10.728cm 18.219cm)" svg:viewBox="0 0 1394 500" draw:points="0,0 0,499 1394,500 1394,0">
            <text:p/>
          </draw:polygon>
        </draw:g>
        <draw:g xml:id="id18" draw:id="id18">
          <draw:path draw:style-name="gr6" draw:text-style-name="P6" draw:layer="layout" svg:width="0.236cm" svg:height="0.215cm" draw:transform="rotate (1.5707963267949) translate (10.717cm 17.469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4" draw:text-style-name="P5" draw:layer="layout" svg:width="0.236cm" svg:height="0.215cm" draw:transform="rotate (1.5707963267949) translate (10.717cm 17.469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13" draw:text-style-name="P12" draw:layer="measurelines" svg:x1="5.603cm" svg:y1="21.168cm" svg:x2="7.603cm" svg:y2="21.168cm">
          <text:p text:style-name="P11"><text:span text:style-name="T3"><text:measure text:kind="gap"/></text:span><text:span text:style-name="T3"><text:measure text:kind="value">4</text:measure></text:span><text:span text:style-name="T3"><text:s/></text:span><text:span text:style-name="T3"><text:measure text:kind="unit">m</text:measure></text:span><text:span text:style-name="T3"><text:measure text:kind="gap"/></text:span></text:p>
        </draw:measure>
        <draw:frame draw:style-name="gr14" draw:text-style-name="P13" draw:layer="layout" svg:width="0.502cm" svg:height="0.57cm" svg:x="9.374cm" svg:y="16.759cm">
          <draw:text-box>
            <text:p><text:span text:style-name="T3"><text:measure text:kind="unit"/></text:span><text:span text:style-name="T3"><text:measure text:kind="unit"/></text:span></text:p>
          </draw:text-box>
        </draw:frame>
        <draw:measure draw:style-name="gr15" draw:text-style-name="P12" draw:layer="measurelines" svg:x1="7.603cm" svg:y1="21.168cm" svg:x2="9.603cm" svg:y2="21.168cm">
          <text:p text:style-name="P11"><text:span text:style-name="T3"><text:measure text:kind="gap"/></text:span><text:span text:style-name="T3"><text:measure text:kind="value">4</text:measure></text:span><text:span text:style-name="T3"><text:s/></text:span><text:span text:style-name="T3"><text:measure text:kind="unit">m</text:measure></text:span><text:span text:style-name="T3"><text:measure text:kind="gap"/></text:span></text:p>
        </draw:measure>
        <draw:frame draw:style-name="gr16" draw:text-style-name="P15" draw:layer="layout" svg:width="1.638cm" svg:height="0.613cm" svg:x="7.419cm" svg:y="17.833cm">
          <draw:text-box>
            <text:p text:style-name="P14"><text:span text:style-name="T4">Countdown</text:span></text:p>
          </draw:text-box>
        </draw:frame>
        <draw:measure draw:style-name="gr17" draw:text-style-name="P12" draw:layer="measurelines" svg:x1="4.103cm" svg:y1="21.168cm" svg:x2="5.603cm" svg:y2="21.168cm">
          <text:p text:style-name="P11"><text:span text:style-name="T3"><text:measure text:kind="gap"/></text:span><text:span text:style-name="T3"><text:measure text:kind="value">3</text:measure></text:span><text:span text:style-name="T3"><text:s/></text:span><text:span text:style-name="T3"><text:measure text:kind="unit">m</text:measure></text:span><text:span text:style-name="T3"><text:measure text:kind="gap"/></text:span></text:p>
        </draw:measure>
        <draw:measure draw:style-name="gr18" draw:text-style-name="P12" draw:layer="measurelines" svg:x1="10.205cm" svg:y1="19.908cm" svg:x2="10.205cm" svg:y2="18.408cm">
          <text:p text:style-name="P11"><text:span text:style-name="T3"><text:measure text:kind="gap"/></text:span><text:span text:style-name="T3"><text:measure text:kind="value">3</text:measure></text:span><text:span text:style-name="T3"><text:measure text:kind="unit">m</text:measure></text:span><text:span text:style-name="T3"><text:measure text:kind="gap"/></text:span><text:span text:style-name="T3">-4m</text:span></text:p>
        </draw:measure>
        <draw:g>
          <draw:polygon draw:style-name="gr6" draw:text-style-name="P6" draw:layer="layout" svg:width="0.899cm" svg:height="0.499cm" draw:transform="rotate (-3.14159265358979) translate (8.528cm 14.885cm)" svg:viewBox="0 0 900 500" draw:points="0,0 0,499 900,500 900,0">
            <text:p/>
          </draw:polygon>
          <draw:polygon draw:style-name="gr4" draw:text-style-name="P5" draw:layer="layout" svg:width="0.899cm" svg:height="0.499cm" draw:transform="rotate (-3.14159265358979) translate (8.528cm 14.885cm)" svg:viewBox="0 0 900 500" draw:points="0,0 0,499 900,500 900,0">
            <text:p/>
          </draw:polygon>
        </draw:g>
        <draw:g xml:id="id10" draw:id="id10">
          <draw:path draw:style-name="gr6" draw:text-style-name="P6" draw:layer="layout" svg:width="0.188cm" svg:height="0.215cm" draw:transform="rotate (-3.14159265358979) translate (8.024cm 14.796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4" draw:text-style-name="P5" draw:layer="layout" svg:width="0.188cm" svg:height="0.215cm" draw:transform="rotate (-3.14159265358979) translate (8.024cm 14.796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custom-shape draw:style-name="gr19" draw:text-style-name="P10" draw:layer="layout" svg:width="0.501cm" svg:height="0.059cm" draw:transform="rotate (-1.5688764646177) translate (4.153cm 8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5cm" svg:height="0.059cm" draw:transform="rotate (-1.5688764646177) translate (4.153cm 8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99cm" svg:height="0.059cm" draw:transform="rotate (-1.5688764646177) translate (4.153cm 9.3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6" draw:layer="layout" svg:width="1.594cm" svg:height="0.613cm" svg:x="6.444cm" svg:y="13.415cm">
          <draw:text-box>
            <text:p text:style-name="P14"><text:span text:style-name="T5">Timekeeper</text:span></text:p>
          </draw:text-box>
        </draw:frame>
        <draw:frame draw:style-name="gr21" draw:text-style-name="P16" draw:layer="layout" svg:width="1.493cm" svg:height="0.802cm" svg:x="5.558cm" svg:y="13.552cm">
          <draw:text-box>
            <text:p text:style-name="P14"><text:span text:style-name="T5">Announcer</text:span></text:p>
          </draw:text-box>
        </draw:frame>
        <draw:frame draw:style-name="gr22" draw:text-style-name="P17" draw:layer="layout" svg:width="1.706cm" svg:height="0.613cm" svg:x="4.112cm" svg:y="8.185cm">
          <draw:text-box>
            <text:p text:style-name="P8"><text:span text:style-name="T6">Warmup Board</text:span></text:p>
          </draw:text-box>
        </draw:frame>
        <draw:frame draw:style-name="gr23" draw:text-style-name="P17" draw:layer="layout" svg:width="1.27cm" svg:height="0.568cm" svg:x="4.12cm" svg:y="8.619cm">
          <draw:text-box>
            <text:p text:style-name="P8"><text:span text:style-name="T6">Live Video</text:span></text:p>
          </draw:text-box>
        </draw:frame>
        <draw:frame draw:style-name="gr24" draw:text-style-name="P19" draw:layer="layout" svg:width="1.543cm" svg:height="0.613cm" svg:x="4.13cm" svg:y="9.09cm">
          <draw:text-box>
            <text:p text:style-name="P18"><text:span text:style-name="T7">Attempt</text:span><text:span text:style-name="T8"> </text:span><text:span text:style-name="T1">Board</text:span></text:p>
          </draw:text-box>
        </draw:frame>
        <draw:g>
          <draw:path draw:style-name="gr25" draw:text-style-name="P21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4</text:span></text:p>
          </draw:path>
          <draw:path draw:style-name="gr25" draw:text-style-name="P21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9</text:span></text:p>
          </draw:path>
          <draw:path draw:style-name="gr25" draw:text-style-name="P21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7</text:span></text:p>
          </draw:path>
          <draw:path draw:style-name="gr25" draw:text-style-name="P21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2</text:span></text:p>
          </draw:path>
          <draw:path draw:style-name="gr25" draw:text-style-name="P21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6</text:span></text:p>
          </draw:path>
          <draw:path draw:style-name="gr25" draw:text-style-name="P21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8</text:span></text:p>
          </draw:path>
          <draw:path draw:style-name="gr25" draw:text-style-name="P21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0"><text:span text:style-name="T9">10</text:span></text:p>
          </draw:path>
          <draw:path draw:style-name="gr25" draw:text-style-name="P21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11</text:span></text:p>
          </draw:path>
          <draw:path draw:style-name="gr25" draw:text-style-name="P21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12</text:span></text:p>
          </draw:path>
          <draw:path draw:style-name="gr25" draw:text-style-name="P21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5</text:span></text:p>
          </draw:path>
          <draw:path draw:style-name="gr25" draw:text-style-name="P21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1</text:span></text:p>
          </draw:path>
          <draw:path draw:style-name="gr25" draw:text-style-name="P21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3</text:span></text:p>
          </draw:path>
        </draw:g>
        <draw:frame draw:style-name="gr26" draw:text-style-name="P9" draw:layer="layout" svg:width="2.249cm" svg:height="0.613cm" svg:x="7.449cm" svg:y="13.692cm">
          <draw:text-box>
            <text:p text:style-name="P8"><text:span text:style-name="T4">Secretary</text:span></text:p>
          </draw:text-box>
        </draw:frame>
        <draw:g>
          <draw:path draw:style-name="gr6" draw:text-style-name="P6" draw:layer="layout" svg:width="0.298cm" svg:height="0.261cm" draw:transform="rotate (1.5707963267949) translate (4.526cm 10.8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draw:transform="rotate (-3.14159265358979) translate (4.811cm 10.84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6" draw:text-style-name="P6" draw:layer="layout" svg:width="0.298cm" svg:height="0.261cm" draw:transform="rotate (1.5707963267949) translate (4.553cm 10.39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draw:transform="rotate (-3.14159265358979) translate (4.838cm 10.3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polygon draw:style-name="gr12" draw:text-style-name="P6" draw:layer="layout" svg:width="1.23cm" svg:height="0.499cm" draw:transform="rotate (1.5707963267949) translate (4.702cm 11.049cm)" svg:viewBox="0 0 1231 500" draw:points="0,0 0,499 1231,500 1231,0">
          <text:p/>
        </draw:polygon>
        <draw:path draw:style-name="gr4" draw:text-style-name="P5" xml:id="id3" draw:id="id3" draw:layer="layout" svg:width="0.188cm" svg:height="0.215cm" draw:transform="rotate (-1.56660753659011) translate (5.0054586455915cm 10.6604925260771cm)" svg:viewBox="0 0 189 216" svg:d="M0 166l20-59h149l20 59c-33 3-61 4-94 4-34 0-62-1-95-4zM20 107v-101c26-4 48-6 74-6 27 0 49 2 75 6v101zM0 210v-44c33 3 61 4 95 4 33 0 61-1 94-4v44c-33 4-61 6-94 6-34 0-62-2-95-6z">
          <text:p/>
        </draw:path>
        <draw:frame draw:style-name="gr27" draw:text-style-name="P9" draw:layer="layout" svg:width="1.563cm" svg:height="0.943cm" svg:x="4.197cm" svg:y="17.209cm">
          <draw:text-box>
            <text:p text:style-name="P8"><text:span text:style-name="T2">Main</text:span><text:span text:style-name="T2"><text:line-break/></text:span><text:span text:style-name="T2">Scoreboard</text:span></text:p>
          </draw:text-box>
        </draw:frame>
        <draw:frame draw:style-name="gr28" draw:text-style-name="P22" draw:layer="layout" svg:width="1.709cm" svg:height="0.801cm" svg:x="4.471cm" svg:y="10.981cm">
          <draw:text-box>
            <text:p><text:span text:style-name="T10">Marshal</text:span></text:p>
            <text:p><text:span text:style-name="T10">+ owlcms</text:span></text:p>
          </draw:text-box>
        </draw:frame>
        <draw:line draw:style-name="gr29" draw:text-style-name="P23" draw:layer="layout" svg:x1="6.932cm" svg:y1="12.606cm" svg:x2="17.061cm" svg:y2="12.606cm">
          <text:p/>
        </draw:line>
        <draw:g>
          <draw:polygon draw:style-name="gr6" draw:text-style-name="P6" draw:layer="layout" svg:width="0.899cm" svg:height="0.499cm" draw:transform="rotate (-3.14159265358979) translate (6.765cm 14.885cm)" svg:viewBox="0 0 900 500" draw:points="0,0 0,499 900,500 900,0">
            <text:p/>
          </draw:polygon>
          <draw:polygon draw:style-name="gr4" draw:text-style-name="P5" draw:layer="layout" svg:width="0.899cm" svg:height="0.499cm" draw:transform="rotate (-3.14159265358979) translate (6.765cm 14.885cm)" svg:viewBox="0 0 900 500" draw:points="0,0 0,499 900,500 900,0">
            <text:p/>
          </draw:polygon>
        </draw:g>
        <draw:g xml:id="id11" draw:id="id11">
          <draw:path draw:style-name="gr6" draw:text-style-name="P6" draw:layer="layout" svg:width="0.188cm" svg:height="0.215cm" draw:transform="rotate (-3.14159265358979) translate (6.137cm 14.796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4" draw:text-style-name="P5" draw:layer="layout" svg:width="0.188cm" svg:height="0.215cm" draw:transform="rotate (-3.14159265358979) translate (6.137cm 14.796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olygon draw:style-name="gr6" draw:text-style-name="P6" draw:layer="layout" svg:width="0.899cm" svg:height="0.499cm" draw:transform="rotate (-3.14159265358979) translate (7.641cm 14.884cm)" svg:viewBox="0 0 900 500" draw:points="0,0 0,499 900,500 900,0">
            <text:p/>
          </draw:polygon>
          <draw:polygon draw:style-name="gr4" draw:text-style-name="P5" draw:layer="layout" svg:width="0.899cm" svg:height="0.499cm" draw:transform="rotate (-3.14159265358979) translate (7.641cm 14.884cm)" svg:viewBox="0 0 900 500" draw:points="0,0 0,499 900,500 900,0">
            <text:p/>
          </draw:polygon>
        </draw:g>
        <draw:g xml:id="id9" draw:id="id9">
          <draw:path draw:style-name="gr6" draw:text-style-name="P6" draw:layer="layout" svg:width="0.188cm" svg:height="0.215cm" draw:transform="rotate (-3.14159265358979) translate (7.038cm 14.796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4" draw:text-style-name="P5" draw:layer="layout" svg:width="0.188cm" svg:height="0.215cm" draw:transform="rotate (-3.14159265358979) translate (7.038cm 14.796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 draw:style-name="gr5">
          <draw:g draw:style-name="gr5">
            <draw:g>
              <draw:path draw:style-name="gr6" draw:text-style-name="P6" draw:layer="layout" svg:width="0.298cm" svg:height="0.261cm" svg:x="11.092cm" svg:y="19.56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layout" svg:width="0.298cm" svg:height="0.261cm" svg:x="11.092cm" svg:y="19.56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layout" svg:width="0.298cm" svg:height="0.261cm" svg:x="11.092cm" svg:y="19.18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layout" svg:width="0.298cm" svg:height="0.261cm" svg:x="11.092cm" svg:y="19.18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polygon draw:style-name="gr6" draw:text-style-name="P6" draw:layer="layout" svg:width="0.899cm" svg:height="0.499cm" draw:transform="rotate (1.5707963267949) translate (10.731cm 19.948cm)" svg:viewBox="0 0 900 500" draw:points="0,0 0,499 900,500 900,0">
              <text:p/>
            </draw:polygon>
            <draw:polygon draw:style-name="gr4" draw:text-style-name="P5" draw:layer="layout" svg:width="0.899cm" svg:height="0.499cm" draw:transform="rotate (1.5707963267949) translate (10.731cm 19.948cm)" svg:viewBox="0 0 900 500" draw:points="0,0 0,499 900,500 900,0">
              <text:p/>
            </draw:polygon>
          </draw:g>
        </draw:g>
        <draw:custom-shape draw:style-name="gr20" draw:text-style-name="P10" xml:id="id7" draw:id="id7" draw:layer="layout" svg:width="0.369cm" svg:height="0.051cm" draw:transform="skewX (-0.373674992851986) rotate (2.44066842598887) translate (5.102cm 10.1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369cm" svg:height="0.051cm" draw:transform="skewX (-0.373674992851986) translate (6.274cm 15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369cm" svg:height="0.051cm" draw:transform="skewX (-0.373674992851986) rotate (1.5707963267949) translate (10.486cm 1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5" draw:id="id15">
          <draw:path draw:style-name="gr6" draw:text-style-name="P6" draw:layer="layout" svg:width="0.236cm" svg:height="0.215cm" draw:transform="rotate (1.5707963267949) translate (10.717cm 19.37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4" draw:text-style-name="P5" draw:layer="layout" svg:width="0.236cm" svg:height="0.215cm" draw:transform="rotate (1.5707963267949) translate (10.717cm 19.37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custom-shape draw:style-name="gr20" draw:text-style-name="P10" draw:layer="layout" svg:width="0.369cm" svg:height="0.051cm" draw:transform="skewX (-0.373674992851986) rotate (1.5707963267949) translate (10.845cm 19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0" draw:text-style-name="P25" xml:id="id5" draw:id="id5" draw:layer="layout" svg:width="0.499cm" svg:height="0.47cm" svg:x="10.261cm" svg:y="18.102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4"><text:span text:style-name="T11">JV</text:span></text:p>
        </draw:path>
        <draw:path draw:style-name="gr31" draw:text-style-name="P26" draw:layer="layout" svg:width="0.499cm" svg:height="0.47cm" svg:x="10.261cm" svg:y="18.562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0"><text:span text:style-name="T12">LV</text:span></text:p>
        </draw:path>
        <draw:path draw:style-name="gr30" draw:text-style-name="P27" xml:id="id6" draw:id="id6" draw:layer="layout" svg:width="0.499cm" svg:height="0.47cm" svg:x="10.261cm" svg:y="17.626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4"><text:span text:style-name="T13">J</text:span></text:p>
        </draw:path>
        <draw:path draw:style-name="gr31" draw:text-style-name="P28" xml:id="id16" draw:id="id16" draw:layer="layout" svg:width="0.507cm" svg:height="0.47cm" svg:x="10.257cm" svg:y="19.526cm" svg:viewBox="0 0 508 471" svg:d="M0 236c0-44 10-81 34-118 24-38 52-64 93-87 41-22 80-31 127-31s86 9 127 31c41 23 69 49 93 87 24 37 34 74 34 118 0 43-10 80-34 117-24 38-52 64-93 87-41 22-80 31-127 31s-86-9-127-31c-41-23-69-49-93-87-24-37-34-74-34-117z">
          <text:p text:style-name="P24"><text:span text:style-name="T13">B</text:span></text:p>
        </draw:path>
        <draw:path draw:style-name="gr31" draw:text-style-name="P28" xml:id="id19" draw:id="id19" draw:layer="layout" svg:width="0.499cm" svg:height="0.47cm" svg:x="10.26cm" svg:y="19.0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4"><text:span text:style-name="T13">7</text:span></text:p>
        </draw:path>
        <draw:custom-shape draw:style-name="gr32" draw:text-style-name="P29" draw:layer="layout" svg:width="0.18cm" svg:height="0.156cm" svg:x="8.056cm" svg:y="14.65cm">
          <text:p/>
          <draw:enhanced-geometry svg:viewBox="0 0 21600 21600" draw:type="rectangle" draw:enhanced-path="M 0 0 L 21600 0 21600 21600 0 21600 0 0 Z N"/>
        </draw:custom-shape>
        <draw:g draw:style-name="gr5">
          <draw:g>
            <draw:path draw:style-name="gr6" draw:text-style-name="P6" draw:layer="layout" svg:width="0.298cm" svg:height="0.261cm" draw:transform="rotate (1.5707963267949) translate (9.045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9.045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layout" svg:width="0.298cm" svg:height="0.261cm" draw:transform="rotate (1.5707963267949) translate (8.661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8.661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>
          <draw:polygon draw:style-name="gr6" draw:text-style-name="P6" draw:layer="layout" svg:width="0.899cm" svg:height="0.499cm" draw:transform="rotate (-3.14159265358979) translate (9.428cm 14.885cm)" svg:viewBox="0 0 900 500" draw:points="0,0 0,499 900,500 900,0">
            <text:p/>
          </draw:polygon>
          <draw:polygon draw:style-name="gr4" draw:text-style-name="P5" draw:layer="layout" svg:width="0.899cm" svg:height="0.499cm" draw:transform="rotate (-3.14159265358979) translate (9.428cm 14.885cm)" svg:viewBox="0 0 900 500" draw:points="0,0 0,499 900,500 900,0">
            <text:p/>
          </draw:polygon>
        </draw:g>
        <draw:custom-shape draw:style-name="gr33" draw:text-style-name="P3" xml:id="id1" draw:id="id1" draw:layer="layout" svg:width="0.18cm" svg:height="0.156cm" svg:x="8.956cm" svg:y="1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1" draw:layer="layout" svg:width="1.594cm" svg:height="0.833cm" svg:x="8.144cm" svg:y="13.306cm">
          <draw:text-box>
            <text:p text:style-name="P30"><text:span text:style-name="T5">Networking</text:span></text:p>
          </draw:text-box>
        </draw:frame>
        <draw:frame draw:style-name="gr35" draw:text-style-name="P32" draw:layer="layout" svg:width="1.984cm" svg:height="0.276cm" svg:x="11.479cm" svg:y="19.58cm">
          <draw:text-box>
            <text:p><text:span text:style-name="T14">Broadcast</text:span><text:span text:style-name="T15"> Monitor</text:span></text:p>
          </draw:text-box>
        </draw:frame>
        <draw:frame draw:style-name="gr16" draw:text-style-name="P16" draw:layer="layout" svg:width="1.594cm" svg:height="0.613cm" svg:x="6.444cm" svg:y="13.416cm">
          <draw:text-box>
            <text:p text:style-name="P14"><text:span text:style-name="T5">Timekeeper</text:span></text:p>
          </draw:text-box>
        </draw:frame>
        <draw:frame draw:style-name="gr16" draw:text-style-name="P16" draw:layer="layout" svg:width="1.594cm" svg:height="0.613cm" svg:x="6.444cm" svg:y="13.416cm">
          <draw:text-box>
            <text:p text:style-name="P14"><text:span text:style-name="T5">Timekeeper</text:span></text:p>
          </draw:text-box>
        </draw:frame>
        <draw:frame draw:style-name="gr36" draw:text-style-name="P32" draw:layer="layout" svg:width="2.034cm" svg:height="0.276cm" svg:x="11.492cm" svg:y="17.68cm">
          <draw:text-box>
            <text:p><text:span text:style-name="T15">Jury </text:span><text:span text:style-name="T14">Video</text:span><text:span text:style-name="T15"> Monitor</text:span></text:p>
          </draw:text-box>
        </draw:frame>
        <draw:frame draw:style-name="gr37" draw:text-style-name="P32" draw:layer="layout" svg:width="1.429cm" svg:height="0.276cm" svg:x="11.502cm" svg:y="17.28cm">
          <draw:text-box>
            <text:p><text:span text:style-name="T15">Jury Console</text:span></text:p>
          </draw:text-box>
        </draw:frame>
        <draw:frame draw:style-name="gr38" draw:text-style-name="P32" draw:layer="layout" svg:width="2.089cm" svg:height="0.276cm" svg:x="11.504cm" svg:y="18.18cm">
          <draw:text-box>
            <text:p><text:span text:style-name="T15">Jury </text:span><text:span text:style-name="T14">Video</text:span><text:span text:style-name="T15"> Camera</text:span></text:p>
          </draw:text-box>
        </draw:frame>
        <draw:frame draw:style-name="gr39" draw:text-style-name="P32" draw:layer="layout" svg:width="2.144cm" svg:height="0.286cm" svg:x="11.434cm" svg:y="18.643cm">
          <draw:text-box>
            <text:p><text:span text:style-name="T15"><text:s/></text:span><text:span text:style-name="T15">Live Video Camera</text:span></text:p>
          </draw:text-box>
        </draw:frame>
        <draw:frame draw:style-name="gr40" draw:text-style-name="P32" draw:layer="layout" svg:width="1.932cm" svg:height="0.276cm" svg:x="11.507cm" svg:y="19.18cm">
          <draw:text-box>
            <text:p><text:span text:style-name="T15">Broadcast Station</text:span></text:p>
          </draw:text-box>
        </draw:frame>
        <draw:path draw:style-name="gr41" draw:text-style-name="P33" draw:layer="layout" svg:width="0.499cm" svg:height="0.499cm" svg:x="5.205cm" svg:y="9.71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3">W</text:span></text:p>
        </draw:path>
        <draw:path draw:style-name="gr42" draw:text-style-name="P34" draw:layer="layout" svg:width="0.499cm" svg:height="0.499cm" svg:x="7.724cm" svg:y="14.8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6</text:span></text:p>
        </draw:path>
        <draw:path draw:style-name="gr43" draw:text-style-name="P35" draw:layer="layout" svg:width="0.499cm" svg:height="0.499cm" svg:x="7.124cm" svg:y="14.4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3</text:span></text:p>
        </draw:path>
        <draw:path draw:style-name="gr41" draw:text-style-name="P33" draw:layer="layout" svg:width="0.499cm" svg:height="0.499cm" svg:x="5.224cm" svg:y="10.5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1</text:span></text:p>
        </draw:path>
        <draw:path draw:style-name="gr30" draw:text-style-name="P27" draw:layer="layout" svg:width="0.499cm" svg:height="0.47cm" svg:x="10.262cm" svg:y="17.125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0"><text:span text:style-name="T9">5</text:span></text:p>
        </draw:path>
        <draw:frame draw:style-name="gr44" draw:text-style-name="P32" draw:layer="layout" svg:width="0.916cm" svg:height="0.826cm" svg:x="5.785cm" svg:y="9.623cm">
          <draw:text-box>
            <text:p><text:span text:style-name="T15">Marshal</text:span><text:span text:style-name="T15"><text:line-break/></text:span><text:span text:style-name="T15">Warmup</text:span><text:span text:style-name="T15"><text:line-break/></text:span><text:span text:style-name="T15">Board</text:span></text:p>
          </draw:text-box>
        </draw:frame>
        <draw:custom-shape draw:style-name="gr19" draw:text-style-name="P10" draw:layer="layout" svg:width="0.501cm" svg:height="0.059cm" draw:transform="rotate (-1.5688764646177) translate (16.936cm 8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5cm" svg:height="0.059cm" draw:transform="rotate (-1.5688764646177) translate (16.936cm 8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99cm" svg:height="0.059cm" draw:transform="rotate (-1.5688764646177) translate (16.936cm 9.3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7" draw:layer="layout" svg:width="1.706cm" svg:height="0.613cm" svg:x="16.895cm" svg:y="8.325cm">
          <draw:text-box>
            <text:p text:style-name="P8"><text:span text:style-name="T6">Warmup Board</text:span></text:p>
          </draw:text-box>
        </draw:frame>
        <draw:frame draw:style-name="gr24" draw:text-style-name="P17" draw:layer="layout" svg:width="1.451cm" svg:height="0.613cm" svg:x="16.913cm" svg:y="8.837cm">
          <draw:text-box>
            <text:p text:style-name="P8"><text:span text:style-name="T6">Live Video</text:span></text:p>
          </draw:text-box>
        </draw:frame>
        <draw:path draw:style-name="gr43" draw:text-style-name="P35" draw:layer="layout" svg:width="0.499cm" svg:height="0.499cm" svg:x="16.288cm" svg:y="9.3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A</text:span></text:p>
        </draw:path>
        <draw:path draw:style-name="gr41" draw:text-style-name="P33" draw:layer="layout" svg:width="0.499cm" svg:height="0.499cm" svg:x="16.288cm" svg:y="8.35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6"><text:span text:style-name="T13">W</text:span></text:p>
        </draw:path>
        <draw:path draw:style-name="gr31" draw:text-style-name="P26" draw:layer="layout" svg:width="0.499cm" svg:height="0.499cm" svg:x="16.288cm" svg:y="8.87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12">LV</text:span></text:p>
        </draw:path>
        <draw:path draw:style-name="gr45" draw:text-style-name="P37" xml:id="id8" draw:id="id8" draw:layer="layout" svg:width="0.499cm" svg:height="0.499cm" svg:x="5.725cm" svg:y="14.8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3">2</text:span></text:p>
        </draw:path>
        <draw:path draw:style-name="gr43" draw:text-style-name="P35" draw:layer="layout" svg:width="0.499cm" svg:height="0.499cm" svg:x="4.508cm" svg:y="16.24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A</text:span></text:p>
        </draw:path>
        <draw:path draw:style-name="gr46" draw:text-style-name="P38" draw:layer="layout" svg:width="0.499cm" svg:height="0.47cm" svg:x="8.862cm" svg:y="18.52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0"><text:span text:style-name="T9">4</text:span></text:p>
        </draw:path>
        <draw:path draw:style-name="gr43" draw:text-style-name="P35" xml:id="id14" draw:id="id14" draw:layer="layout" svg:width="0.499cm" svg:height="0.499cm" svg:x="3.506cm" svg:y="9.3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A</text:span></text:p>
        </draw:path>
        <draw:path draw:style-name="gr41" draw:text-style-name="P33" xml:id="id4" draw:id="id4" draw:layer="layout" svg:width="0.499cm" svg:height="0.499cm" svg:x="3.506cm" svg:y="8.31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3">W</text:span></text:p>
        </draw:path>
        <draw:path draw:style-name="gr31" draw:text-style-name="P26" xml:id="id17" draw:id="id17" draw:layer="layout" svg:width="0.499cm" svg:height="0.499cm" svg:x="3.506cm" svg:y="8.83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12">LV</text:span></text:p>
        </draw:path>
        <draw:measure draw:style-name="gr47" draw:text-style-name="P40" draw:layer="measurelines" svg:x1="2.852cm" svg:y1="5.837cm" svg:x2="2.904cm" svg:y2="12.576cm">
          <text:p text:style-name="P39"><text:span text:style-name="T16">13,5 m</text:span></text:p>
        </draw:measure>
        <draw:measure draw:style-name="gr48" draw:text-style-name="P40" draw:layer="measurelines" svg:x1="4.079cm" svg:y1="6.326cm" svg:x2="17.079cm" svg:y2="6.331cm">
          <text:p text:style-name="P39"><text:span text:style-name="T17"><text:s/></text:span><text:span text:style-name="T17">26 </text:span><text:span text:style-name="T17"><text:measure text:kind="unit">m</text:measure></text:span><text:span text:style-name="T17"><text:measure text:kind="gap"/></text:span></text:p>
        </draw:measure>
        <draw:measure draw:style-name="gr49" draw:text-style-name="P12" draw:layer="measurelines" svg:x1="7.56cm" svg:y1="16.92cm" svg:x2="11.235cm" svg:y2="16.898cm">
          <text:p text:style-name="P11"><text:span text:style-name="T3">7m - <text:s/>8m </text:span></text:p>
        </draw:measure>
        <draw:measure draw:style-name="gr50" draw:text-style-name="P42" draw:layer="measurelines" svg:x1="3.019cm" svg:y1="15.919cm" svg:x2="3.019cm" svg:y2="20.915cm">
          <text:p text:style-name="P41"><text:span text:style-name="T18">10m</text:span></text:p>
        </draw:measure>
        <draw:path draw:style-name="gr45" draw:text-style-name="P43" draw:layer="layout" svg:width="0.499cm" svg:height="0.499cm" svg:x="6.208cm" svg:y="14.8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3">M</text:span></text:p>
        </draw:path>
        <draw:frame draw:style-name="gr51" draw:text-style-name="P44" draw:layer="layout" svg:width="0.815cm" svg:height="0.551cm" svg:x="6.026cm" svg:y="15.381cm">
          <draw:text-box>
            <text:p text:style-name="P3"><text:span text:style-name="T15">Main</text:span><text:span text:style-name="T15"><text:line-break/></text:span><text:span text:style-name="T15">Monitor</text:span></text:p>
          </draw:text-box>
        </draw:frame>
        <draw:frame draw:style-name="gr37" draw:text-style-name="P32" draw:layer="layout" svg:width="1.429cm" svg:height="0.276cm" svg:x="11.504cm" svg:y="17.28cm">
          <draw:text-box>
            <text:p><text:span text:style-name="T15">Jury Console</text:span></text:p>
          </draw:text-box>
        </draw:frame>
        <draw:path draw:style-name="gr45" draw:text-style-name="P37" draw:layer="layout" svg:width="0.499cm" svg:height="0.499cm" svg:x="4.364cm" svg:y="18.04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3">M</text:span></text:p>
        </draw:path>
        <draw:frame draw:style-name="gr24" draw:text-style-name="P19" draw:layer="layout" svg:width="1.543cm" svg:height="0.613cm" svg:x="16.931cm" svg:y="9.191cm">
          <draw:text-box>
            <text:p text:style-name="P18"><text:span text:style-name="T7">Attempt</text:span><text:span text:style-name="T8"> </text:span><text:span text:style-name="T1">Board</text:span></text:p>
          </draw:text-box>
        </draw:frame>
        <draw:custom-shape draw:style-name="gr20" draw:text-style-name="P10" draw:layer="Bottom" svg:width="0.369cm" svg:height="0.051cm" draw:transform="skewX (-0.373674992851986) rotate (1.5707963267949) translate (10.781cm 18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46" draw:layer="networking" draw:type="curve" draw:line-skew="0.63cm" svg:x1="9.136cm" svg:y1="14.728cm" svg:x2="8.951cm" svg:y2="18.485cm" draw:start-shape="id1" draw:start-glue-point="1" draw:end-shape="id2" draw:end-glue-point="1" svg:d="M9136 14728c1696 0 1789 3757-185 3757" svg:viewBox="0 0 1470 3758">
          <text:p text:style-name="P45"><text:span text:style-name="T19">10m</text:span></text:p>
        </draw:connector>
        <draw:connector draw:style-name="gr53" draw:text-style-name="P47" draw:layer="networking" draw:line-skew="0.1cm" svg:x1="9.046cm" svg:y1="14.806cm" svg:x2="4.79cm" svg:y2="10.755cm" draw:start-shape="id1" draw:start-glue-point="2" draw:end-shape="id3" draw:end-glue-point="3" svg:d="M9046 14806v601h-4757v-4652h501" svg:viewBox="0 0 4758 4653">
          <text:p text:style-name="P3"><text:span text:style-name="T20">20m</text:span></text:p>
        </draw:connector>
        <draw:connector draw:style-name="gr54" draw:text-style-name="P48" draw:layer="HDMI" draw:line-skew="-0.645cm" svg:x1="4.79cm" svg:y1="10.755cm" svg:x2="3.506cm" svg:y2="8.563cm" draw:start-shape="id3" draw:start-glue-point="3" draw:end-shape="id4" draw:end-glue-point="3" svg:d="M4790 10755h-2429v-2192h1145" svg:viewBox="0 0 2430 2193">
          <text:p text:style-name="P3"><text:span text:style-name="T19">10m</text:span></text:p>
        </draw:connector>
        <draw:connector draw:style-name="gr55" draw:text-style-name="P49" draw:layer="HDMI" draw:type="curve" svg:x1="10.261cm" svg:y1="18.337cm" svg:x2="10.261cm" svg:y2="17.861cm" draw:start-shape="id5" draw:start-glue-point="3" draw:end-shape="id6" draw:end-glue-point="3" svg:d="M10261 18337c-750 0-750-476 0-476" svg:viewBox="0 0 563 477">
          <text:p text:style-name="P3"><text:span text:style-name="T21">5m</text:span></text:p>
        </draw:connector>
        <draw:connector draw:style-name="gr56" draw:text-style-name="P50" draw:layer="HDMI" draw:type="curve" draw:line-skew="-0.155cm" svg:x1="5.006cm" svg:y1="10.755cm" svg:x2="5.11cm" svg:y2="10.119cm" draw:start-shape="id3" draw:start-glue-point="1" draw:end-shape="id7" draw:end-glue-point="3" svg:d="M5006 10755c690 0 638-636 104-636" svg:viewBox="0 0 512 637">
          <text:p text:style-name="P3"><text:span text:style-name="T22">3m</text:span></text:p>
        </draw:connector>
        <draw:frame draw:style-name="gr9" draw:text-style-name="P7" draw:layer="Platforms" svg:width="0.282cm" svg:height="1.236cm" svg:x="13.453cm" svg:y="10.753cm">
          <draw:text-box>
            <text:p/>
          </draw:text-box>
        </draw:frame>
        <draw:custom-shape draw:style-name="gr57" draw:text-style-name="P52" draw:layer="Platforms" svg:width="1.75cm" svg:height="1.75cm" svg:x="7.381cm" svg:y="10.0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9.976cm" svg:y="10.0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9.976cm" svg:y="10.0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2" draw:layer="Platforms" svg:width="1.75cm" svg:height="1.75cm" svg:x="12.597cm" svg:y="10.0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15.139cm" svg:y="10.0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7.381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9.976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9.976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2" draw:layer="Platforms" svg:width="1.75cm" svg:height="1.75cm" svg:x="12.597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15.139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4.811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g draw:style-name="gr5">
          <draw:g>
            <draw:path draw:style-name="gr6" draw:text-style-name="P6" draw:layer="Platforms" svg:width="0.298cm" svg:height="0.261cm" draw:transform="rotate (1.5707963267949) translate (8.363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8.363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7.979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7.979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0.926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0.926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0.542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0.542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3.605cm 12.4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3.605cm 12.4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3.221cm 12.4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3.221cm 12.4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6.103cm 12.487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6.103cm 12.487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5.719cm 12.487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5.719cm 12.487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5.651cm 6.2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5.651cm 6.2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5.267cm 6.2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5.267cm 6.2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8.28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8.28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7.896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7.896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0.843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0.843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0.459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0.459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3.522cm 6.26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3.522cm 6.26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3.138cm 6.26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3.138cm 6.26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6.02cm 6.2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6.02cm 6.2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5.636cm 6.2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5.636cm 6.2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connector draw:style-name="gr58" draw:text-style-name="P53" draw:layer="networking" draw:type="curve" draw:line-skew="-0.752cm" svg:x1="9.046cm" svg:y1="14.65cm" svg:x2="5.975cm" svg:y2="14.869cm" draw:start-shape="id1" draw:start-glue-point="0" draw:end-shape="id8" draw:end-glue-point="0" svg:d="M9046 14650c0-1879-3071-1989-3071 219" svg:viewBox="0 0 3072 1643">
          <text:p text:style-name="P3"><text:span text:style-name="T23">5m</text:span></text:p>
        </draw:connector>
        <draw:connector draw:style-name="gr59" draw:text-style-name="P54" draw:layer="networking" draw:type="curve" draw:line-skew="-0.521cm" svg:x1="9.046cm" svg:y1="14.65cm" svg:x2="6.943cm" svg:y2="14.58cm" draw:start-shape="id1" draw:start-glue-point="0" draw:end-shape="id9" draw:end-glue-point="0" svg:d="M9046 14650c0-1638-2103-1603-2103-70" svg:viewBox="0 0 2104 1225">
          <text:p/>
        </draw:connector>
        <draw:connector draw:style-name="gr59" draw:text-style-name="P54" draw:layer="networking" draw:type="curve" draw:line-skew="-0.264cm" svg:x1="9.046cm" svg:y1="14.65cm" svg:x2="7.929cm" svg:y2="14.58cm" draw:start-shape="id1" draw:start-glue-point="0" draw:end-shape="id10" draw:end-glue-point="0" svg:d="M9046 14650c0-1252-1117-1217-1117-70" svg:viewBox="0 0 1118 936">
          <text:p/>
        </draw:connector>
        <draw:connector draw:style-name="gr60" draw:text-style-name="P55" draw:layer="HDMI" draw:line-skew="-0.188cm" svg:x1="5.948cm" svg:y1="14.688cm" svg:x2="4.256cm" svg:y2="18.374cm" draw:start-shape="id11" draw:start-glue-point="3" draw:end-shape="id12" draw:end-glue-point="3" svg:d="M5948 14688h-2381v3686h689" svg:viewBox="0 0 2382 3687">
          <text:p text:style-name="P3"><text:span text:style-name="T24">15m</text:span></text:p>
        </draw:connector>
        <draw:connector draw:style-name="gr61" draw:text-style-name="P48" draw:layer="HDMI" draw:line-skew="-0.3cm" svg:x1="7.038cm" svg:y1="14.688cm" svg:x2="4.452cm" svg:y2="16.382cm" draw:start-shape="id9" draw:start-glue-point="1" draw:end-shape="id13" draw:end-glue-point="2" svg:d="M7038 14688h201v1694h-2787" svg:viewBox="0 0 2788 1695">
          <text:p text:style-name="P3"><text:span text:style-name="T19">10m</text:span></text:p>
        </draw:connector>
        <draw:connector draw:style-name="gr62" draw:text-style-name="P56" draw:layer="HDMI" draw:line-skew="0cm 0.286cm" svg:x1="6.943cm" svg:y1="14.796cm" svg:x2="3.506cm" svg:y2="9.59cm" draw:start-shape="id9" draw:start-glue-point="2" draw:end-shape="id14" draw:end-glue-point="3" svg:d="M6943 14796v501h-3651v-5707h214" svg:viewBox="0 0 3652 5708">
          <text:p text:style-name="P3"><text:span text:style-name="T20">20m</text:span></text:p>
        </draw:connector>
        <draw:connector draw:style-name="gr63" draw:text-style-name="P46" draw:layer="networking" draw:type="curve" draw:line-skew="0.261cm" svg:x1="9.136cm" svg:y1="14.728cm" svg:x2="10.933cm" svg:y2="19.251cm" draw:start-shape="id1" draw:start-glue-point="1" draw:end-shape="id15" draw:end-glue-point="1" svg:d="M9136 14728c3838 0 2940 4523 1797 4523" svg:viewBox="0 0 2783 4524">
          <text:p text:style-name="P45"><text:span text:style-name="T19">10m</text:span></text:p>
        </draw:connector>
        <draw:connector draw:style-name="gr64" draw:text-style-name="P57" draw:layer="HDMI" svg:x1="10.257cm" svg:y1="19.761cm" svg:x2="3.506cm" svg:y2="9.083cm" draw:start-shape="id16" draw:start-glue-point="3" draw:end-shape="id17" draw:end-glue-point="3" svg:d="M10257 19761h-7251v-10678h500" svg:viewBox="0 0 7252 10679">
          <text:p text:style-name="P3"><text:span text:style-name="T25">35m</text:span></text:p>
        </draw:connector>
        <draw:connector draw:style-name="gr63" draw:text-style-name="P46" draw:layer="networking" draw:type="curve" draw:line-skew="-0.279cm" svg:x1="9.136cm" svg:y1="14.728cm" svg:x2="10.933cm" svg:y2="17.35cm" draw:start-shape="id1" draw:start-glue-point="1" draw:end-shape="id18" draw:end-glue-point="1" svg:d="M9136 14728c3028 0 2130 2622 1797 2622" svg:viewBox="0 0 2184 2623">
          <text:p text:style-name="P45"><text:span text:style-name="T19">10m10m</text:span></text:p>
        </draw:connector>
        <draw:frame draw:style-name="gr16" draw:text-style-name="P16" draw:layer="Platforms" svg:width="1.5cm" svg:height="0.613cm" svg:x="8.551cm" svg:y="8.718cm">
          <draw:text-box>
            <text:p text:style-name="P14"><text:span text:style-name="T5">Chalk</text:span></text:p>
          </draw:text-box>
        </draw:frame>
        <draw:frame draw:style-name="gr16" draw:text-style-name="P16" draw:layer="Platforms" svg:width="1.5cm" svg:height="0.613cm" svg:x="14.592cm" svg:y="8.718cm">
          <draw:text-box>
            <text:p text:style-name="P14"><text:span text:style-name="T5">Chalk</text:span></text:p>
          </draw:text-box>
        </draw:frame>
        <draw:g>
          <draw:path draw:style-name="gr6" draw:text-style-name="P6" draw:layer="Platforms" svg:width="0.147cm" svg:height="0.13cm" svg:x="10.012cm" svg:y="8.958cm" svg:viewBox="0 0 148 131" svg:d="M0 65c1 11 4 20 10 29 6 12 15 20 27 27s23 10 37 10c13 0 25-3 37-10s21-15 27-27c6-9 9-18 10-29-1-11-4-19-10-28-6-12-15-20-27-27s-24-10-38-10c-13 0-24 3-36 10s-21 15-27 27c-6 9-9 17-10 28z">
            <text:p/>
          </draw:path>
          <draw:path draw:style-name="gr4" draw:text-style-name="P5" draw:layer="Platforms" svg:width="0.147cm" svg:height="0.133cm" svg:x="10.012cm" svg:y="8.958cm" svg:viewBox="0 0 148 134" svg:d="M0 66c1 11 4 20 10 29 6 12 15 20 27 27s23 10 37 10c13 0 25-3 37-10s21-15 27-27c6-9 9-18 10-29-1-11-4-19-10-28-6-12-15-20-27-27s-24-10-38-10c-13 0-24 3-36 10s-21 15-27 27c-6 9-9 17-10 28zM7 66c0 12 3 23 9 34s14 18 25 24c10 7 20 10 33 10 12 0 22-3 33-10 11-6 19-13 25-24s9-22 9-34-3-22-9-33-14-18-25-24c-11-7-21-9-34-9-12 0-22 2-32 9-11 6-19 13-25 24s-9 21-9 33z">
            <text:p/>
          </draw:path>
        </draw:g>
        <draw:path draw:style-name="gr6" draw:text-style-name="P6" draw:layer="Platforms" svg:width="0.147cm" svg:height="0.13cm" svg:x="15.071cm" svg:y="8.958cm" svg:viewBox="0 0 148 131" svg:d="M0 65c1 11 4 20 10 29 6 12 15 20 27 27s23 10 37 10c13 0 25-3 37-10s21-15 27-27c6-9 9-18 10-29-1-11-4-19-10-28-6-12-15-20-27-27s-24-10-38-10c-13 0-24 3-36 10s-21 15-27 27c-6 9-9 17-10 28z">
          <text:p/>
        </draw:path>
        <draw:custom-shape draw:style-name="gr65" draw:text-style-name="P29" xml:id="id12" draw:id="id12" draw:layer="layout" svg:width="0.048cm" svg:height="2.237cm" svg:x="4.256cm" svg:y="17.256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5" draw:layer="Platforms" svg:width="0.148cm" svg:height="0.134cm" svg:x="15.071cm" svg:y="8.957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<text:p/>
          </draw:path>
        </draw:g>
        <draw:g draw:style-name="gr5">
          <draw:g>
            <draw:path draw:style-name="gr6" draw:text-style-name="P6" draw:layer="Platforms" svg:width="0.298cm" svg:height="0.261cm" draw:transform="rotate (-1.5707963267949) translate (4.6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-1.5707963267949) translate (4.6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-1.5707963267949) translate (4.889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-1.5707963267949) translate (4.889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-1.5707963267949) translate (5.201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-1.5707963267949) translate (5.201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-1.5707963267949) translate (5.52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-1.5707963267949) translate (5.52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line draw:style-name="gr29" draw:text-style-name="P23" draw:layer="Platforms" svg:x1="4.135cm" svg:y1="12.607cm" svg:x2="5.533cm" svg:y2="12.607cm">
          <text:p/>
        </draw:line>
        <draw:g draw:style-name="gr5">
          <draw:g draw:style-name="gr5">
            <draw:g>
              <draw:path draw:style-name="gr6" draw:text-style-name="P6" draw:layer="Platforms" svg:width="0.298cm" svg:height="0.261cm" svg:x="13.853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5">
            <draw:g>
              <draw:path draw:style-name="gr6" draw:text-style-name="P6" draw:layer="Platforms" svg:width="0.298cm" svg:height="0.261cm" svg:x="13.865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5">
          <draw:g draw:style-name="gr5">
            <draw:g>
              <draw:path draw:style-name="gr6" draw:text-style-name="P6" draw:layer="Platforms" svg:width="0.298cm" svg:height="0.261cm" svg:x="14.642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5">
            <draw:g>
              <draw:path draw:style-name="gr6" draw:text-style-name="P6" draw:layer="Platforms" svg:width="0.298cm" svg:height="0.261cm" svg:x="14.654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5">
          <draw:g draw:style-name="gr5">
            <draw:g>
              <draw:path draw:style-name="gr6" draw:text-style-name="P6" draw:layer="Platforms" svg:width="0.298cm" svg:height="0.261cm" svg:x="15.432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5">
            <draw:g>
              <draw:path draw:style-name="gr6" draw:text-style-name="P6" draw:layer="Platforms" svg:width="0.298cm" svg:height="0.261cm" svg:x="15.444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>
          <draw:path draw:style-name="gr6" draw:text-style-name="P6" draw:layer="Platforms" svg:width="0.298cm" svg:height="0.261cm" draw:transform="rotate (1.5707963267949) translate (5.076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4" draw:text-style-name="P5" draw:layer="Platforms" svg:width="0.298cm" svg:height="0.261cm" draw:transform="rotate (1.5707963267949) translate (5.076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6" draw:text-style-name="P6" draw:layer="Platforms" svg:width="0.298cm" svg:height="0.261cm" draw:transform="rotate (1.5707963267949) translate (4.692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4" draw:text-style-name="P5" draw:layer="Platforms" svg:width="0.298cm" svg:height="0.261cm" draw:transform="rotate (1.5707963267949) translate (4.692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6" draw:text-style-name="P6" draw:layer="Platforms" svg:width="0.298cm" svg:height="0.261cm" draw:transform="rotate (1.5707963267949) translate (4.308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4" draw:text-style-name="P5" draw:layer="Platforms" svg:width="0.298cm" svg:height="0.261cm" draw:transform="rotate (1.5707963267949) translate (4.308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6" draw:text-style-name="P6" draw:layer="Platforms" svg:width="0.298cm" svg:height="0.261cm" draw:transform="rotate (1.5707963267949) translate (5.46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4" draw:text-style-name="P5" draw:layer="Platforms" svg:width="0.298cm" svg:height="0.261cm" draw:transform="rotate (1.5707963267949) translate (5.46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connector draw:style-name="gr55" draw:text-style-name="P49" draw:layer="HDMI" draw:type="curve" svg:x1="10.26cm" svg:y1="19.275cm" svg:x2="10.257cm" svg:y2="19.761cm" draw:start-shape="id19" draw:start-glue-point="3" draw:end-shape="id16" draw:end-glue-point="3" svg:d="M10260 19275c-754 0-753 486-3 486" svg:viewBox="0 0 567 487">
          <text:p text:style-name="P3"><text:span text:style-name="T21">5m</text:span></text:p>
        </draw:connector>
        <draw:g xml:id="id2" draw:id="id2">
          <draw:path draw:style-name="gr6" draw:text-style-name="P6" draw:layer="layout" svg:width="0.188cm" svg:height="0.215cm" draw:transform="rotate (-1.5707963267949) translate (8.951cm 18.391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4" draw:text-style-name="P5" draw:layer="layout" svg:width="0.188cm" svg:height="0.215cm" draw:transform="rotate (-1.5707963267949) translate (8.951cm 18.391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custom-shape draw:style-name="gr20" draw:text-style-name="P10" xml:id="id20" draw:id="id20" draw:layer="layout" svg:width="0.369cm" svg:height="0.051cm" draw:transform="skewX (-0.373674992851986) translate (6.267cm 14.7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50" draw:layer="HDMI" draw:type="curve" draw:line-skew="0.369cm" svg:x1="6.451cm" svg:y1="14.704cm" svg:x2="6.042cm" svg:y2="14.58cm" draw:start-shape="id20" draw:start-glue-point="0" draw:end-shape="id11" svg:d="M6451 14704c0-384-409-322-409-124" svg:viewBox="0 0 410 282">
          <text:p text:style-name="P58"><text:span text:style-name="T22">3m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f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/>
      <draw:layer draw:name="Platforms"/>
      <draw:layer draw:name="Max Computers" draw:display="none" draw:protected="true"/>
      <draw:layer draw:name="With Display Replication" draw:display="none"/>
      <draw:layer draw:name="networking" draw:display="printer"/>
      <draw:layer draw:name="Bottom" draw:protected="true"/>
      <draw:layer draw:name="HDMI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3T20:06:20.515000000</dc:date>
    <meta:generator>LibreOffice/7.5.0.3$Windows_X86_64 LibreOffice_project/c21113d003cd3efa8c53188764377a8272d9d6de</meta:generator>
    <meta:editing-duration>P1DT8H48M54S</meta:editing-duration>
    <meta:editing-cycles>41</meta:editing-cycles>
    <meta:print-date>2023-05-17T17:33:07.995000000</meta:print-date>
    <meta:document-statistic meta:object-count="483"/>
  </office:meta>
</office:document-meta>
</file>